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-color="#ff8080" draw:textarea-horizontal-align="justify" draw:textarea-vertical-align="middle" draw:auto-grow-height="false"/>
    </style:style>
    <style:style style:name="gr4" style:family="graphic" style:parent-style-name="standard">
      <style:graphic-properties draw:fill-color="#993366" draw:textarea-horizontal-align="justify" draw:textarea-vertical-align="middle" draw:auto-grow-height="false"/>
    </style:style>
    <style:style style:name="gr5" style:family="graphic" style:parent-style-name="standard">
      <style:graphic-properties draw:fill-color="#579d1c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2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2cm" fo:min-width="1.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2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2cm" fo:min-width="0.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2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9cm" svg:height="1.9cm" svg:x="13.3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cm" svg:height="1.9cm" svg:x="10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cm" svg:height="1.9cm" svg:x="6.7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cm" svg:height="1.9cm" svg:x="12.3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cm" svg:height="1.9cm" svg:x="19.3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3.9cm" svg:y1="4.1cm" svg:x2="11.7cm" svg:y2="6.4cm">
          <text:p/>
        </draw:line>
        <draw:line draw:style-name="gr2" draw:text-style-name="P1" draw:layer="layout" svg:x1="10.4cm" svg:y1="8cm" svg:x2="8.2cm" svg:y2="10.8cm">
          <text:p/>
        </draw:line>
        <draw:line draw:style-name="gr2" draw:text-style-name="P1" draw:layer="layout" svg:x1="11.5cm" svg:y1="8cm" svg:x2="13.3cm" svg:y2="10.8cm">
          <text:p/>
        </draw:line>
        <draw:line draw:style-name="gr2" draw:text-style-name="P1" draw:layer="layout" svg:x1="14.9cm" svg:y1="4.2cm" svg:x2="19.5cm" svg:y2="7cm">
          <text:p/>
        </draw:line>
        <draw:custom-shape draw:style-name="gr1" draw:text-style-name="P1" draw:layer="layout" svg:width="1.6cm" svg:height="1.6cm" svg:x="3.2cm" svg:y="2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3cm" svg:y="7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cm" svg:height="1.6cm" svg:x="3.4cm" svg:y="15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cm" svg:height="1.6cm" svg:x="8.4cm" svg:y="15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cm" svg:height="1.6cm" svg:x="14.6cm" svg:y="15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cm" svg:height="1.6cm" svg:x="17.5cm" svg:y="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21.8cm" svg:y="11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23.9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26.2cm" svg:y="3.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3.1cm" svg:y1="3.4cm" svg:x2="4.9cm" svg:y2="3.9cm">
          <text:p/>
        </draw:line>
        <draw:line draw:style-name="gr2" draw:text-style-name="P1" draw:layer="layout" svg:x1="9.9cm" svg:y1="7.3cm" svg:x2="4.8cm" svg:y2="8.7cm">
          <text:p/>
        </draw:line>
        <draw:line draw:style-name="gr2" draw:text-style-name="P1" draw:layer="layout" svg:x1="7cm" svg:y1="12.4cm" svg:x2="4.6cm" svg:y2="15.3cm">
          <text:p/>
        </draw:line>
        <draw:line draw:style-name="gr2" draw:text-style-name="P1" draw:layer="layout" svg:x1="7.9cm" svg:y1="12.7cm" svg:x2="9.4cm" svg:y2="16cm">
          <text:p/>
        </draw:line>
        <draw:line draw:style-name="gr2" draw:text-style-name="P1" draw:layer="layout" svg:x1="13.6cm" svg:y1="12.6cm" svg:x2="15.1cm" svg:y2="15.6cm">
          <text:p/>
        </draw:line>
        <draw:line draw:style-name="gr2" draw:text-style-name="P1" draw:layer="layout" svg:x1="19.5cm" svg:y1="8.4cm" svg:x2="18.1cm" svg:y2="11.2cm">
          <text:p/>
        </draw:line>
        <draw:line draw:style-name="gr2" draw:text-style-name="P1" draw:layer="layout" svg:x1="20.5cm" svg:y1="8.5cm" svg:x2="22.4cm" svg:y2="11.3cm">
          <text:p/>
        </draw:line>
        <draw:line draw:style-name="gr2" draw:text-style-name="P1" draw:layer="layout" svg:x1="15.3cm" svg:y1="3.5cm" svg:x2="23.9cm" svg:y2="6.5cm">
          <text:p/>
        </draw:line>
        <draw:line draw:style-name="gr2" draw:text-style-name="P1" draw:layer="layout" svg:x1="15.3cm" svg:y1="2.9cm" svg:x2="26cm" svg:y2="4.3cm">
          <text:p/>
        </draw:line>
        <draw:frame draw:style-name="gr6" draw:layer="layout" svg:width="0.853cm" svg:height="1.362cm" svg:x="8.8cm" svg:y="2.7cm">
          <draw:text-box>
            <text:p>$</text:p>
          </draw:text-box>
        </draw:frame>
        <draw:frame draw:style-name="gr7" draw:layer="layout" svg:width="0.853cm" svg:height="1.062cm" svg:x="11.5cm" svg:y="4.838cm">
          <draw:text-box>
            <text:p>a</text:p>
          </draw:text-box>
        </draw:frame>
        <draw:frame draw:style-name="gr6" draw:layer="layout" svg:width="0.853cm" svg:height="1.362cm" svg:x="6.3cm" svg:y="7cm">
          <draw:text-box>
            <text:p>$</text:p>
          </draw:text-box>
        </draw:frame>
        <draw:frame draw:style-name="gr8" draw:layer="layout" svg:width="0.853cm" svg:height="0.962cm" svg:x="7.847cm" svg:y="9.338cm">
          <draw:text-box>
            <text:p>b</text:p>
          </draw:text-box>
        </draw:frame>
        <draw:frame draw:style-name="gr8" draw:layer="layout" svg:width="0.82cm" svg:height="0.962cm" svg:x="11.8cm" svg:y="9.5cm">
          <draw:text-box>
            <text:p>c</text:p>
          </draw:text-box>
        </draw:frame>
        <draw:frame draw:style-name="gr9" draw:layer="layout" svg:width="3.037cm" svg:height="1.062cm" svg:x="3.363cm" svg:y="13.1cm">
          <draw:text-box>
            <text:p>acabra$</text:p>
          </draw:text-box>
        </draw:frame>
        <draw:frame draw:style-name="gr10" draw:layer="layout" svg:width="1.416cm" svg:height="0.962cm" svg:x="8.7cm" svg:y="13.738cm">
          <draw:text-box>
            <text:p>ra$</text:p>
          </draw:text-box>
        </draw:frame>
        <draw:frame draw:style-name="gr8" draw:layer="layout" svg:width="2.119cm" svg:height="0.962cm" svg:x="14.332cm" svg:y="13.7cm">
          <draw:text-box>
            <text:p>abra$</text:p>
          </draw:text-box>
        </draw:frame>
        <draw:frame draw:style-name="gr8" draw:layer="layout" svg:width="2.788cm" svg:height="0.962cm" svg:x="16.3cm" svg:y="9.138cm">
          <draw:text-box>
            <text:p>acabra$</text:p>
          </draw:text-box>
        </draw:frame>
        <draw:frame draw:style-name="gr11" draw:layer="layout" svg:width="0.853cm" svg:height="1.062cm" svg:x="16.447cm" svg:y="5.3cm">
          <draw:text-box>
            <text:p>b</text:p>
          </draw:text-box>
        </draw:frame>
        <draw:frame draw:style-name="gr12" draw:layer="layout" svg:width="1.416cm" svg:height="1.162cm" svg:x="21.5cm" svg:y="9.5cm">
          <draw:text-box>
            <text:p>ra$</text:p>
          </draw:text-box>
        </draw:frame>
        <draw:frame draw:style-name="gr8" draw:layer="layout" svg:width="2.437cm" svg:height="0.962cm" svg:x="19.8cm" svg:y="4.338cm">
          <draw:text-box>
            <text:p>cabra$</text:p>
          </draw:text-box>
        </draw:frame>
        <draw:frame draw:style-name="gr8" draw:layer="layout" svg:width="1.416cm" svg:height="0.962cm" svg:x="22cm" svg:y="3cm">
          <draw:text-box>
            <text:p>ra$</text:p>
          </draw:text-box>
        </draw:frame>
        <draw:frame draw:style-name="gr13" draw:layer="layout" svg:width="0.853cm" svg:height="0.962cm" svg:x="3.6cm" svg:y="3.038cm">
          <draw:text-box>
            <text:p>9</text:p>
          </draw:text-box>
        </draw:frame>
        <draw:frame draw:style-name="gr8" draw:layer="layout" svg:width="0.853cm" svg:height="0.962cm" svg:x="3.447cm" svg:y="8.038cm">
          <draw:text-box>
            <text:p>8</text:p>
          </draw:text-box>
        </draw:frame>
        <draw:frame draw:style-name="gr8" draw:layer="layout" svg:width="0.853cm" svg:height="0.962cm" svg:x="3.8cm" svg:y="16cm">
          <draw:text-box>
            <text:p>1</text:p>
          </draw:text-box>
        </draw:frame>
        <draw:frame draw:style-name="gr8" draw:layer="layout" svg:width="0.853cm" svg:height="0.962cm" svg:x="8.7cm" svg:y="16.3cm">
          <draw:text-box>
            <text:p>5</text:p>
          </draw:text-box>
        </draw:frame>
        <draw:frame draw:style-name="gr8" draw:layer="layout" svg:width="0.853cm" svg:height="0.962cm" svg:x="15cm" svg:y="16cm">
          <draw:text-box>
            <text:p>3</text:p>
          </draw:text-box>
        </draw:frame>
        <draw:frame draw:style-name="gr8" draw:layer="layout" svg:width="0.853cm" svg:height="0.962cm" svg:x="17.7cm" svg:y="11.3cm">
          <draw:text-box>
            <text:p>2</text:p>
          </draw:text-box>
        </draw:frame>
        <draw:frame draw:style-name="gr8" draw:layer="layout" svg:width="0.853cm" svg:height="0.962cm" svg:x="22.2cm" svg:y="11.9cm">
          <draw:text-box>
            <text:p>6</text:p>
          </draw:text-box>
        </draw:frame>
        <draw:frame draw:style-name="gr8" draw:layer="layout" svg:width="0.853cm" svg:height="0.962cm" svg:x="24.3cm" svg:y="6.6cm">
          <draw:text-box>
            <text:p>4</text:p>
          </draw:text-box>
        </draw:frame>
        <draw:frame draw:style-name="gr8" draw:layer="layout" svg:width="0.853cm" svg:height="0.962cm" svg:x="26.6cm" svg:y="4cm">
          <draw:text-box>
            <text:p>7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bias </meta:initial-creator>
    <meta:creation-date>2012-11-04T12:10:01</meta:creation-date>
    <dc:date>2012-11-14T18:19:24</dc:date>
    <meta:editing-duration>PT16M40S</meta:editing-duration>
    <meta:editing-cycles>5</meta:editing-cycles>
    <meta:generator>LibreOffice/3.6$Linux_X86_64 LibreOffice_project/360m1$Build-2</meta:generator>
    <meta:document-statistic meta:object-count="49"/>
  </office:meta>
</office:document-meta>
</file>